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d89bbb" officeooo:paragraph-rsid="00de85e2" style:font-size-asian="14pt" style:font-size-complex="14pt"/>
    </style:style>
    <style:style style:name="P8" style:family="paragraph" style:parent-style-name="Standard">
      <style:text-properties fo:font-size="14pt" officeooo:rsid="00de85e2" officeooo:paragraph-rsid="00de85e2" style:font-size-asian="14pt" style:font-size-complex="14pt"/>
    </style:style>
    <style:style style:name="P9" style:family="paragraph" style:parent-style-name="Standard">
      <style:text-properties fo:font-size="14pt" officeooo:rsid="00df1286" officeooo:paragraph-rsid="00df1286" style:font-size-asian="14pt" style:font-size-complex="14pt"/>
    </style:style>
    <style:style style:name="P10" style:family="paragraph" style:parent-style-name="Standard">
      <style:text-properties fo:font-size="14pt" officeooo:paragraph-rsid="00e208e7" style:font-size-asian="14pt" style:font-size-complex="14pt"/>
    </style:style>
    <style:style style:name="P11" style:family="paragraph" style:parent-style-name="Standard">
      <style:text-properties fo:font-size="14pt" fo:font-weight="bold" officeooo:rsid="00e208e7" officeooo:paragraph-rsid="00e208e7"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20pt" fo:font-weight="bold" officeooo:paragraph-rsid="00e208e7" style:font-size-asian="20pt" style:font-weight-asian="bold" style:font-size-complex="20pt" style:font-weight-complex="bold"/>
    </style:style>
    <style:style style:name="T1" style:family="text">
      <style:text-properties officeooo:rsid="0091e28d"/>
    </style:style>
    <style:style style:name="T2" style:family="text">
      <style:text-properties officeooo:rsid="00d89bbb"/>
    </style:style>
    <style:style style:name="T3" style:family="text">
      <style:text-properties officeooo:rsid="00de85e2"/>
    </style:style>
    <style:style style:name="T4" style:family="text">
      <style:text-properties fo:font-style="italic" style:font-style-asian="italic" style:font-style-complex="italic"/>
    </style:style>
    <style:style style:name="T5" style:family="text">
      <style:text-properties fo:font-style="italic" officeooo:rsid="00de85e2" style:font-style-asian="italic" style:font-style-complex="italic"/>
    </style:style>
    <style:style style:name="T6" style:family="text">
      <style:text-properties fo:font-style="italic" officeooo:rsid="00e208e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de85e2" style:font-style-asian="normal" style:font-style-complex="normal"/>
    </style:style>
    <style:style style:name="T9" style:family="text">
      <style:text-properties fo:font-style="normal" officeooo:rsid="00e092d4" style:font-style-asian="normal" style:font-style-complex="normal"/>
    </style:style>
    <style:style style:name="T10" style:family="text">
      <style:text-properties fo:font-style="normal" officeooo:rsid="00e208e7"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e208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Thackray's ZNREF function</text:span>.</text:p>
      <text:p text:style-name="P1">Richard Parker <text:span text:style-name="T3">17.10</text:span>.201<text:span text:style-name="T1">7</text:span></text:p>
      <text:p text:style-name="P5"/>
      <text:p text:style-name="P6">Section 1 – Introduction<text:span text:style-name="T2">.</text:span></text:p>
      <text:p text:style-name="P4"/>
      <text:p text:style-name="P7"><text:span text:style-name="T3">Jon has been looking at the functionality needed for "split" - more precisely for spinning up an invariant subspace - and has concluded that there is a key function missing from meataxe64. <text:s/>This document contains my initial thoughts on this subject, to see exactly what is needed, why we can be so sure that it </text:span><text:span text:style-name="T5">is</text:span><text:span text:style-name="T8"> needed, and to have a first go at working out how to provide it.</text:span></text:p>
      <text:p text:style-name="P8"><text:span text:style-name="T8"/></text:p>
      <text:p text:style-name="P8"><text:span text:style-name="T7">The first thing to clarify is that this function is </text:span><text:span text:style-name="T4">not</text:span><text:span text:style-name="T7"> appropriate for "standard basis", where the multiplication of vectors by generators is always at essentially full length, and even the Gaussian elimination has different requirements, in that it must produce a row-select, and that this must take the "standard rows". <text:s/>In the case of "invariant subspace" there is no row-select output at all, and even the pivots do not need to be standard.</text:span></text:p>
      <text:p text:style-name="P8"><text:span text:style-name="T7"/></text:p>
      <text:p text:style-name="P8"><text:span text:style-name="T7">But the key difference is that for invariant subspace we may use "cleaned rows" for multiplication by the generators, reducing the work needed to multiply vectors by generators, and we wish to take advantage of this.</text:span></text:p>
      <text:p text:style-name="P8"><text:span text:style-name="T7"/></text:p>
      <text:p text:style-name="P8"><text:span text:style-name="T7">Our first idea, then, is that the procedure takes two bit-string inputs and a remnant matrix, and multiplies the vectors obtained by putting zeros in as directed by the first bit-string, putting -1 entries in as directed by the second bit-string, and completing the vectors with the explicit entries coming from the remnant matrix.</text:span></text:p>
      <text:p text:style-name="P8"><text:span text:style-name="T7"/></text:p>
      <text:p text:style-name="P9"><text:span text:style-name="T7">One mistake made in v1e I wish to avoid, and that is to do any writing of the generators unless absolutely necessary. <text:s/>A "strategy II" multiplication is indicated, where by the input vectors (probably still in bit-string, bit-string, remnant form) and the output vectors are stored in memory, along with the output matrix (initially zero) which gets stuff added in as we proceed though the generator.</text:span></text:p>
      <text:p text:style-name="P9"><text:span text:style-name="T7"/></text:p>
      <text:p text:style-name="P9"><text:span text:style-name="T7">Of course the generator may be in one of several "forms" - it may be a flat matrix, or it may be a permutation, a tensor, a sparsified matrix or any other form that we may wish to invent later. <text:s/>It is tempting to hive this functionality off into a separate module, but it seems fairly clear that this would require rewriting the matrix, so we must either build the two bit-strings into mmul, or write an entirely separate function. <text:s/>In other words, it looks like the flat-matrix implementation of this function is going to need to use multiple cores, which makes it a rather more major undertaking.</text:span></text:p>
      <text:p text:style-name="P9"><text:soft-page-break/><text:span text:style-name="T7"/></text:p>
      <text:p text:style-name="P9"><text:span text:style-name="T7">Initially we can get away with something a bit inefficient, and I probably will do that. <text:s/>This document, however, aims a the "ultimate" implementation. <text:s/>We may not need to know exactly where we are going, nor how to get there, but I think it is useful to know in which direction we should be driving right from the start.</text:span></text:p>
      <text:p text:style-name="P9"><text:span text:style-name="T7"/></text:p>
      <text:p text:style-name="P9"><text:span text:style-name="T7">I will assume, therefore, that there will be a new function, which I will temporarily call mznr, which takes two bit-strings, a remnant matrix and a generator</text:span><text:span text:style-name="T9">. <text:s/>Already it seems clear that, should it be useful, the input generator may be "sparsified" without causing much additional work. <text:s/>As each row (of the dense part of the matrix) is read, it is subjected to triarche - it may be discarded entirely, subtracted from a row of the answer, or appended to the blocks for multi-core matrix multiplication.</text:span></text:p>
      <text:p text:style-name="P9"><text:span text:style-name="T9"/></text:p>
      <text:p text:style-name="P12">Section <text:span text:style-name="T12">2</text:span> – <text:span text:style-name="T12">Things we do </text:span><text:span text:style-name="T6">not</text:span><text:span text:style-name="T10"> need.</text:span></text:p>
      <text:p text:style-name="P10"/>
      <text:p text:style-name="P11"><text:span text:style-name="T8">C</text:span><text:span text:style-name="T7">hopping the generator.</text:span><text:span text:style-name="T11"> <text:s/>As we are using a strategy II multiplication, we may need to ensure that our batch of vectors is small enough, but once this is assured, the function can clearly proceed by reading through the generator just once, and chopping it serves no purpose.</text:span></text:p>
      <text:p text:style-name="P11"><text:span text:style-name="T11"/></text:p>
      <text:p text:style-name="P11"><text:span text:style-name="T7">Large-scale Strassen.</text:span><text:span text:style-name="T11"> <text:s/>As we are expecting our matrix multiplication to have relatively few vectors and a large generator, the memory footprint will not allow us to use Strassen, at least above the level of the "slab". <text:s/>Possibly Strassen may be useful inside the slab, but that is outside the scope of this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17T08:50:43.030731561</dc:date>
    <meta:editing-duration>P4DT6H58M57S</meta:editing-duration>
    <meta:editing-cycles>419</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5" meta:word-count="670" meta:character-count="3903" meta:non-whitespace-character-count="3234"/>
  </office:meta>
</office:document-meta>
</file>